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automatic-styles>
    <style:style style:name="co1" style:family="table-column">
      <style:table-column-properties fo:break-before="auto" style:column-width="0.4618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7925in"/>
    </style:style>
    <style:style style:name="co4" style:family="table-column">
      <style:table-column-properties fo:break-before="auto" style:column-width="1.328in"/>
    </style:style>
    <style:style style:name="co5" style:family="table-column">
      <style:table-column-properties fo:break-before="auto" style:column-width="1.1492in"/>
    </style:style>
    <style:style style:name="co6" style:family="table-column">
      <style:table-column-properties fo:break-before="auto" style:column-width="0.3819in"/>
    </style:style>
    <style:style style:name="co7" style:family="table-column">
      <style:table-column-properties fo:break-before="auto" style:column-width="0.828in"/>
    </style:style>
    <style:style style:name="co8" style:family="table-column">
      <style:table-column-properties fo:break-before="auto" style:column-width="0.489in"/>
    </style:style>
    <style:style style:name="co9" style:family="table-column">
      <style:table-column-properties fo:break-before="auto" style:column-width="0.5425in"/>
    </style:style>
    <style:style style:name="co10" style:family="table-column">
      <style:table-column-properties fo:break-before="auto" style:column-width="0.5957in"/>
    </style:style>
    <style:style style:name="co11" style:family="table-column">
      <style:table-column-properties fo:break-before="auto" style:column-width="0.7744in"/>
    </style:style>
    <style:style style:name="co12" style:family="table-column">
      <style:table-column-properties fo:break-before="auto" style:column-width="0.748in"/>
    </style:style>
    <style:style style:name="co13" style:family="table-column">
      <style:table-column-properties fo:break-before="auto" style:column-width="0.9445in"/>
    </style:style>
    <style:style style:name="co14" style:family="table-column">
      <style:table-column-properties fo:break-before="auto" style:column-width="0.8102in"/>
    </style:style>
    <style:style style:name="co15" style:family="table-column">
      <style:table-column-properties fo:break-before="auto" style:column-width="0.6945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3366in"/>
    </style:style>
    <style:style style:name="co18" style:family="table-column">
      <style:table-column-properties fo:break-before="auto" style:column-width="0.4709in"/>
    </style:style>
    <style:style style:name="co19" style:family="table-column">
      <style:table-column-properties fo:break-before="auto" style:column-width="0.3992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UIscapeSvgTimelin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Opacity</text:p>
          </table:table-cell>
          <table:table-cell office:value-type="string" calcext:value-type="string">
            <text:p>BackColor</text:p>
          </table:table-cell>
          <table:table-cell office:value-type="string" calcext:value-type="string">
            <text:p>ForeColor</text:p>
          </table:table-cell>
          <table:table-cell office:value-type="string" calcext:value-type="string">
            <text:p>ScaleX Origin</text:p>
          </table:table-cell>
          <table:table-cell office:value-type="string" calcext:value-type="string">
            <text:p>ScaleY Origin</text:p>
          </table:table-cell>
          <table:table-cell office:value-type="string" calcext:value-type="string">
            <text:p>Easing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rogres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ease-in-out</text:p>
          </table:table-cell>
          <table:table-cell office:value-type="string" calcext:value-type="string">
            <text:p>infinit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rogress01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rogress01</text:p>
          </table:table-cell>
          <table:table-cell table:number-columns-repeated="4"/>
          <table:table-cell table:formula="of:=[.I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moothBackgroun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SmoothBackground</text:p>
          </table:table-cell>
          <table:table-cell table:number-columns-repeated="3"/>
          <table:table-cell office:value-type="float" office:value="-3546" calcext:value-type="float">
            <text:p>-354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opFlagThinkin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opFlagSal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opFlagBillsPai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witchButt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25.028" calcext:value-type="float">
            <text:p>1225.0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witchBack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heckAs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OptionBackwa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OptionFor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ayBillsButtonActiv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A</text:p>
          </table:table-cell>
          <table:table-cell office:value-type="float" office:value="1019.583" calcext:value-type="float">
            <text:p>1019.583</text:p>
          </table:table-cell>
          <table:table-cell office:value-type="float" office:value="494.531" calcext:value-type="float">
            <text:p>494.531</text:p>
          </table:table-cell>
          <table:table-cell table:number-columns-repeated="7"/>
          <table:table-cell office:value-type="string" calcext:value-type="string">
            <text:p>ease-in-out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19.583" calcext:value-type="float">
            <text:p>1019.583</text:p>
          </table:table-cell>
          <table:table-cell office:value-type="float" office:value="494.531" calcext:value-type="float">
            <text:p>494.5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A</text:p>
          </table:table-cell>
          <table:table-cell office:value-type="float" office:value="1244.847" calcext:value-type="float">
            <text:p>1244.847</text:p>
          </table:table-cell>
          <table:table-cell office:value-type="float" office:value="445.033" calcext:value-type="float">
            <text:p>445.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witchButton</text:p>
          </table:table-cell>
          <table:table-cell office:value-type="string" calcext:value-type="string">
            <text:p>Turbo switch</text:p>
          </table:table-cell>
          <table:table-cell office:value-type="string" calcext:value-type="string">
            <text:p>A</text:p>
          </table:table-cell>
          <table:table-cell office:value-type="float" office:value="1225.028" calcext:value-type="float">
            <text:p>1225.0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witchBack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25" calcext:value-type="float">
            <text:p>3.2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25" calcext:value-type="float">
            <text:p>3.25</text:p>
          </table:table-cell>
          <table:table-cell office:value-type="string" calcext:value-type="string">
            <text:p>SwitchButt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58.974" calcext:value-type="float">
            <text:p>1258.97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.25" calcext:value-type="float">
            <text:p>3.25</text:p>
          </table:table-cell>
          <table:table-cell office:value-type="string" calcext:value-type="string">
            <text:p>SwitchBack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75" calcext:value-type="float">
            <text:p>3.7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.25" calcext:value-type="float">
            <text:p>4.2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44.847" calcext:value-type="float">
            <text:p>1244.847</text:p>
          </table:table-cell>
          <table:table-cell office:value-type="float" office:value="445.033" calcext:value-type="float">
            <text:p>445.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Ask checkbox</text:p>
          </table:table-cell>
          <table:table-cell office:value-type="string" calcext:value-type="string">
            <text:p>A</text:p>
          </table:table-cell>
          <table:table-cell office:value-type="float" office:value="1244.847" calcext:value-type="float">
            <text:p>1244.847</text:p>
          </table:table-cell>
          <table:table-cell office:value-type="float" office:value="505.642" calcext:value-type="float">
            <text:p>505.64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office:value-type="string" calcext:value-type="string">
            <text:p>CheckAsk</text:p>
          </table:table-cell>
          <table:table-cell office:value-type="string" calcext:value-type="string">
            <text:p>Ask checkbox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.6" calcext:value-type="float">
            <text:p>5.6</text:p>
          </table:table-cell>
          <table:table-cell office:value-type="string" calcext:value-type="string">
            <text:p>CheckAsk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.75" calcext:value-type="float">
            <text:p>5.7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25" calcext:value-type="float">
            <text:p>6.2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75" calcext:value-type="float">
            <text:p>6.7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44.847" calcext:value-type="float">
            <text:p>1244.847</text:p>
          </table:table-cell>
          <table:table-cell office:value-type="float" office:value="505.642" calcext:value-type="float">
            <text:p>505.64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Backward option</text:p>
          </table:table-cell>
          <table:table-cell office:value-type="string" calcext:value-type="string">
            <text:p>A</text:p>
          </table:table-cell>
          <table:table-cell office:value-type="float" office:value="1431.725" calcext:value-type="float">
            <text:p>1431.725</text:p>
          </table:table-cell>
          <table:table-cell office:value-type="float" office:value="445.033" calcext:value-type="float">
            <text:p>445.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OptionBackward</text:p>
          </table:table-cell>
          <table:table-cell office:value-type="string" calcext:value-type="string">
            <text:p>Backward radio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.25" calcext:value-type="float">
            <text:p>8.25</text:p>
          </table:table-cell>
          <table:table-cell office:value-type="string" calcext:value-type="string">
            <text:p>Option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OptionForward</text:p>
          </table:table-cell>
          <table:table-cell office:value-type="string" calcext:value-type="string">
            <text:p>Forward radi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.25" calcext:value-type="float">
            <text:p>8.25</text:p>
          </table:table-cell>
          <table:table-cell office:value-type="string" calcext:value-type="string">
            <text:p>OptionForwa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.25" calcext:value-type="float">
            <text:p>9.2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431.725" calcext:value-type="float">
            <text:p>1431.725</text:p>
          </table:table-cell>
          <table:table-cell office:value-type="float" office:value="445.033" calcext:value-type="float">
            <text:p>445.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.75" calcext:value-type="float">
            <text:p>9.7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Forward option</text:p>
          </table:table-cell>
          <table:table-cell office:value-type="string" calcext:value-type="string">
            <text:p>A</text:p>
          </table:table-cell>
          <table:table-cell office:value-type="float" office:value="1431.725" calcext:value-type="float">
            <text:p>1431.725</text:p>
          </table:table-cell>
          <table:table-cell office:value-type="float" office:value="501.602" calcext:value-type="float">
            <text:p>501.6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25" calcext:value-type="float">
            <text:p>10.2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75" calcext:value-type="float">
            <text:p>10.7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string" calcext:value-type="string">
            <text:p>OptionBackward</text:p>
          </table:table-cell>
          <table:table-cell office:value-type="string" calcext:value-type="string">
            <text:p>Backward radi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.75" calcext:value-type="float">
            <text:p>10.75</text:p>
          </table:table-cell>
          <table:table-cell office:value-type="string" calcext:value-type="string">
            <text:p>OptionBackwa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string" calcext:value-type="string">
            <text:p>OptionForwa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.75" calcext:value-type="float">
            <text:p>10.75</text:p>
          </table:table-cell>
          <table:table-cell office:value-type="string" calcext:value-type="string">
            <text:p>OptionFor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431.725" calcext:value-type="float">
            <text:p>1431.725</text:p>
          </table:table-cell>
          <table:table-cell office:value-type="float" office:value="501.602" calcext:value-type="float">
            <text:p>501.6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2" calcext:value-type="float">
            <text:p>12.2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.25" calcext:value-type="float">
            <text:p>12.2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3" calcext:value-type="float">
            <text:p>12.3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View Detail button</text:p>
          </table:table-cell>
          <table:table-cell office:value-type="string" calcext:value-type="string">
            <text:p>A</text:p>
          </table:table-cell>
          <table:table-cell office:value-type="float" office:value="1707.497" calcext:value-type="float">
            <text:p>1707.497</text:p>
          </table:table-cell>
          <table:table-cell office:value-type="float" office:value="501.602" calcext:value-type="float">
            <text:p>501.6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75" calcext:value-type="float">
            <text:p>12.7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1" calcext:value-type="float">
            <text:p>13.1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ayBillsButtonActiv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1" calcext:value-type="float">
            <text:p>13.1</text:p>
          </table:table-cell>
          <table:table-cell office:value-type="string" calcext:value-type="string">
            <text:p>PayBillsButtonActiv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75" calcext:value-type="float">
            <text:p>13.75</text:p>
          </table:table-cell>
          <table:table-cell office:value-type="string" calcext:value-type="string">
            <text:p>PayBillsButtonActiv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85" calcext:value-type="float">
            <text:p>13.85</text:p>
          </table:table-cell>
          <table:table-cell office:value-type="string" calcext:value-type="string">
            <text:p>PayBillsButtonActiv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75" calcext:value-type="float">
            <text:p>13.75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85" calcext:value-type="float">
            <text:p>13.85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707.497" calcext:value-type="float">
            <text:p>1707.497</text:p>
          </table:table-cell>
          <table:table-cell office:value-type="float" office:value="501.602" calcext:value-type="float">
            <text:p>501.6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opFlagBillsPaid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.25" calcext:value-type="float">
            <text:p>14.25</text:p>
          </table:table-cell>
          <table:table-cell office:value-type="string" calcext:value-type="string">
            <text:p>PopFlagBillsPai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.1" calcext:value-type="float">
            <text:p>14.1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.2" calcext:value-type="float">
            <text:p>14.2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19.583" calcext:value-type="float">
            <text:p>1019.583</text:p>
          </table:table-cell>
          <table:table-cell office:value-type="float" office:value="868.817" calcext:value-type="float">
            <text:p>868.8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.25" calcext:value-type="float">
            <text:p>15.2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.75" calcext:value-type="float">
            <text:p>15.7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19.583" calcext:value-type="float">
            <text:p>1019.583</text:p>
          </table:table-cell>
          <table:table-cell office:value-type="float" office:value="868.817" calcext:value-type="float">
            <text:p>868.817</text:p>
          </table:table-cell>
          <table:table-cell table:number-columns-repeated="9"/>
        </table:table-row>
        <table:table-row table:style-name="ro1" table:number-rows-repeated="104848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QuietShift" table:style-name="ta1">
        <office:forms form:automatic-focus="false" form:apply-design-mode="false"/>
        <table:table-column table:style-name="co16" table:number-columns-repeated="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column table:style-name="co10" table:default-cell-style-name="Default"/>
        <table:table-column table:style-name="co16" table:number-columns-repeated="6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Opacity</text:p>
          </table:table-cell>
          <table:table-cell office:value-type="string" calcext:value-type="string">
            <text:p>BackColor</text:p>
          </table:table-cell>
          <table:table-cell office:value-type="string" calcext:value-type="string">
            <text:p>ForeColor</text:p>
          </table:table-cell>
          <table:table-cell office:value-type="string" calcext:value-type="string">
            <text:p>ScaleX Origin</text:p>
          </table:table-cell>
          <table:table-cell office:value-type="string" calcext:value-type="string">
            <text:p>ScaleY Origin</text:p>
          </table:table-cell>
          <table:table-cell office:value-type="string" calcext:value-type="string">
            <text:p>Easing</text:p>
          </table:table-cell>
          <table:table-cell office:value-type="string" calcext:value-type="string">
            <text:p>Repeat</text:p>
          </table:table-cell>
        </table:table-row>
        <table:table-row table:style-name="ro1" table:visibility="filter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andomGU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visibility="filter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tisticWorkspace</text:p>
          </table:table-cell>
          <table:table-cell table:number-columns-repeated="2"/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visibility="filter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gitalWorkspac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visibility="filter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agentaWorkspac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visibility="filter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yanWorkspac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visibility="filter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odeFirst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visibility="filter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odeOnl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enci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visibility="filter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andomGUI</text:p>
          </table:table-cell>
          <table:table-cell table:number-columns-repeated="2"/>
          <table:table-cell office:value-type="float" office:value="-1920" calcext:value-type="float">
            <text:p>-1920</text:p>
          </table:table-cell>
          <table:table-cell table:number-columns-repeated="10"/>
        </table:table-row>
        <table:table-row table:style-name="ro1" table:visibility="filter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rtisticWorkspac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enci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Penci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visibility="filter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ArtisticWorkspace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float" office:value="-216" calcext:value-type="float">
            <text:p>-216</text:p>
          </table:table-cell>
          <table:table-cell table:number-columns-repeated="9"/>
        </table:table-row>
        <table:table-row table:style-name="ro1" table:visibility="filter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igitalWorkspace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float" office:value="-216" calcext:value-type="float">
            <text:p>-216</text:p>
          </table:table-cell>
          <table:table-cell table:number-columns-repeated="9"/>
        </table:table-row>
        <table:table-row table:style-name="ro1" table:visibility="filter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agentaWorkspace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float" office:value="-216" calcext:value-type="float">
            <text:p>-216</text:p>
          </table:table-cell>
          <table:table-cell table:number-columns-repeated="9"/>
        </table:table-row>
        <table:table-row table:style-name="ro1" table:visibility="filter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yanWorkspace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float" office:value="-216" calcext:value-type="float">
            <text:p>-216</text:p>
          </table:table-cell>
          <table:table-cell table:number-columns-repeated="9"/>
        </table:table-row>
        <table:table-row table:style-name="ro1" table:visibility="filter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odeFirst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float" office:value="-216" calcext:value-type="float">
            <text:p>-216</text:p>
          </table:table-cell>
          <table:table-cell table:number-columns-repeated="9"/>
        </table:table-row>
        <table:table-row table:style-name="ro1" table:visibility="filter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odeOnly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float" office:value="-216" calcext:value-type="float">
            <text:p>-21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encil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float" office:value="-216" calcext:value-type="float">
            <text:p>-216</text:p>
          </table:table-cell>
          <table:table-cell table:number-columns-repeated="9"/>
        </table:table-row>
        <table:table-row table:style-name="ro1" table:visibility="filter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gitalWorkspac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visibility="filter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igitalWorkspac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visibility="filter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yanWorkspac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visibility="filter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yanWorkspac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visibility="filter">
          <table:table-cell table:number-columns-repeated="2"/>
          <table:table-cell office:value-type="float" office:value="9.5" calcext:value-type="float">
            <text:p>9.5</text:p>
          </table:table-cell>
          <table:table-cell office:value-type="string" calcext:value-type="string">
            <text:p>CodeFirs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visibility="filter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odeFirs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visibility="filter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agentaWorkspac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enci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enci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visibility="filter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odeFirs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visibility="filter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CodeFirs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visibility="filter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CodeOnly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visibility="filter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odeOnly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visibility="filter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agentaWorkspac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GUIscapeSvgTimeline.A1:GUIscapeSvgTimeline.Q86" table:display-filter-buttons="true"/>
        <table:database-range table:name="__Anonymous_Sheet_DB__1" table:target-range-address="QuietShift.A1:QuietShift.Q34" table:display-filter-buttons="true">
          <table:filter>
            <table:filter-and>
              <table:filter-condition table:value="Pencil" table:operator="=" table:field-number="3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028in"/>
      <style:text-properties style:font-name="Roboto" fo:font-family="Roboto" style:font-style-name="Regular" style:font-pitch="variable"/>
    </style:style>
    <style:style style:name="Heading" style:family="table-cell" style:parent-style-name="Default">
      <style:table-cell-properties fo:wrap-option="no-wrap" style:shrink-to-fit="false"/>
      <style:text-properties style:font-name="Roboto Light" fo:font-family="'Roboto Light'" style:font-style-name="Bold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/00/0000</text:date>, <text:time style:data-style-name="N2" text:time-value="14:06:04.085828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05:59:31.016126200</meta:creation-date>
    <dc:title>MyCalcTemplate</dc:title>
    <meta:editing-duration>PT8H18M20S</meta:editing-duration>
    <meta:editing-cycles>21</meta:editing-cycles>
    <meta:generator>LibreOffice/25.8.3.2$Windows_X86_64 LibreOffice_project/8ca8d55c161d602844f5428fa4b58097424e324e</meta:generator>
    <meta:initial-creator>Daniel Patterson, MCSD</meta:initial-creator>
    <dc:date>2025-12-18T14:31:22.108087200</dc:date>
    <dc:creator>Daniel Patterson, MCSD</dc:creator>
    <meta:document-statistic meta:table-count="2" meta:cell-count="455" meta:object-count="0"/>
    <meta:template xlink:type="simple" xlink:actuate="onRequest" xlink:title="MyCalcTemplate" xlink:href="../../../../../../../Users/Daniel/AppData/Roaming/LibreOffice/4/user/template/MyCalcTemplate.ots" meta:date="2025-12-16T05:59:29.881975000"/>
  </office:meta>
</office:document-meta>
</file>